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06pt solid #000000" style:shrink-to-fit="fals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2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2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3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0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1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3" office:value-type="string" calcext:value-type="string">
            <text:p>11-nov-2016.odt</text:p>
          </table:table-cell>
          <table:table-cell table:style-name="ce17" office:value-type="string" calcext:value-type="string">
            <text:p>ifconfig command</text:p>
          </table:table-cell>
          <table:table-cell table:style-name="ce22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3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3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3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4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6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4"/>
          <table:table-cell table:style-name="ce24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4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4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9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9" office:value-type="string" calcext:value-type="string">
            <text:p>hashing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9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0:11:50.07638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25T18:49:01.566861319</dc:date>
    <meta:editing-duration>P3DT18H56M6S</meta:editing-duration>
    <meta:editing-cycles>177</meta:editing-cycles>
    <meta:generator>LibreOffice/4.2.8.2$Linux_x86 LibreOffice_project/420m0$Build-2</meta:generator>
    <meta:document-statistic meta:table-count="1" meta:cell-count="346" meta:object-count="0"/>
  </office:meta>
</office:document-meta>
</file>